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954" officeooo:paragraph-rsid="00199954"/>
    </style:style>
    <style:style style:name="P2" style:family="paragraph" style:parent-style-name="Standard">
      <style:text-properties officeooo:rsid="00199954" officeooo:paragraph-rsid="001a14be"/>
    </style:style>
    <style:style style:name="P3" style:family="paragraph" style:parent-style-name="Standard">
      <style:paragraph-properties fo:text-align="start" style:justify-single-word="false"/>
      <style:text-properties officeooo:rsid="00199954" officeooo:paragraph-rsid="00199954"/>
    </style:style>
    <style:style style:name="P4" style:family="paragraph" style:parent-style-name="Standard">
      <style:paragraph-properties fo:text-align="start" style:justify-single-word="false"/>
      <style:text-properties officeooo:rsid="00199954" officeooo:paragraph-rsid="001a14be"/>
    </style:style>
    <style:style style:name="P5" style:family="paragraph" style:parent-style-name="Standard">
      <style:text-properties officeooo:rsid="001a14be" officeooo:paragraph-rsid="001a14be"/>
    </style:style>
    <style:style style:name="P6" style:family="paragraph" style:parent-style-name="Standard">
      <style:paragraph-properties fo:text-align="start" style:justify-single-word="false"/>
      <style:text-properties officeooo:rsid="001a14be" officeooo:paragraph-rsid="001a14be"/>
    </style:style>
    <style:style style:name="P7" style:family="paragraph" style:parent-style-name="Standard">
      <style:text-properties officeooo:rsid="001b33d1" officeooo:paragraph-rsid="001b33d1"/>
    </style:style>
    <style:style style:name="P8" style:family="paragraph" style:parent-style-name="Standard" style:list-style-name="L1">
      <style:text-properties fo:font-size="10pt" officeooo:rsid="001a14be" officeooo:paragraph-rsid="001a14be" style:font-size-asian="10pt" style:font-size-complex="10pt"/>
    </style:style>
    <style:style style:name="P9" style:family="paragraph" style:parent-style-name="Standard">
      <style:text-properties officeooo:rsid="001b33d1" officeooo:paragraph-rsid="001b33d1"/>
    </style:style>
    <style:style style:name="P10" style:family="paragraph" style:parent-style-name="Standard">
      <style:text-properties officeooo:rsid="0028e9d4" officeooo:paragraph-rsid="0028e9d4"/>
    </style:style>
    <style:style style:name="P11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0pt" officeooo:rsid="001a14be" officeooo:paragraph-rsid="001a14be" style:font-size-asian="10pt" style:font-size-complex="10pt"/>
    </style:style>
    <style:style style:name="P12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0pt" officeooo:rsid="001a14be" officeooo:paragraph-rsid="001b66b7" style:font-size-asian="10pt" style:font-size-complex="10pt"/>
    </style:style>
    <style:style style:name="P13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0pt" officeooo:rsid="001b66b7" officeooo:paragraph-rsid="001b66b7" style:font-size-asian="10pt" style:font-size-complex="10pt"/>
    </style:style>
    <style:style style:name="P14" style:family="paragraph" style:parent-style-name="Standard" style:list-style-name="L1">
      <style:paragraph-properties fo:margin-top="0.0398in" fo:margin-bottom="0.0398in" loext:contextual-spacing="false" fo:line-height="115%" fo:text-align="justify" style:justify-single-word="false"/>
      <style:text-properties fo:font-size="10pt" officeooo:rsid="002466a8" officeooo:paragraph-rsid="002466a8" style:font-size-asian="10pt" style:font-size-complex="10pt"/>
    </style:style>
    <style:style style:name="T1" style:family="text">
      <style:text-properties officeooo:rsid="001a14be"/>
    </style:style>
    <style:style style:name="T2" style:family="text">
      <style:text-properties officeooo:rsid="001b66b7"/>
    </style:style>
    <style:style style:name="T3" style:family="text">
      <style:text-properties officeooo:rsid="001c06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PROJECT <text:s/>- <text:s text:c="2"/>CHESS ENGINE</text:p>
      <text:p text:style-name="P1"/>
      <text:p text:style-name="P3">PURPOSE:</text:p>
      <text:p text:style-name="P3"><text:tab/>The purpose of building a chess engine is that a player can practice and improve its <text:s text:c="5"/><text:tab/>p<text:span text:style-name="T3">e</text:span>rformance and try to compete with computer algorithms basically AI to get better in chess.</text:p>
      <text:p text:style-name="P3"/>
      <text:p text:style-name="P3"/>
      <text:p text:style-name="P3">SCOPE:</text:p>
      <text:p text:style-name="P3"><text:tab/>A player can have a great competition even when no other player is present.</text:p>
      <text:p text:style-name="P3"/>
      <text:p text:style-name="P6">ADVANTAGE:</text:p>
      <text:p text:style-name="P4"><text:tab/><text:span text:style-name="T1">The major advantage of Chess Engine is that a player can play as many times as they want</text:span></text:p>
      <text:p text:style-name="P4"><text:tab/><text:span text:style-name="T1">and can learn from its mistakes and will eventually get better after playing against computer.</text:span></text:p>
      <text:p text:style-name="P4"><text:tab/><text:span text:style-name="T1">It is Flexible.</text:span></text:p>
      <text:p text:style-name="P4"/>
      <text:p text:style-name="P5">FUNCTIONAL REQUIREMENTS:</text:p>
      <text:list xml:id="list291953392" text:style-name="L1">
        <text:list-header>
          <text:p text:style-name="P8"/>
          <text:list>
            <text:list-item>
              <text:list>
                <text:list-item>
                  <text:list>
                    <text:list-item>
                      <text:p text:style-name="P11">MOVING PIECES</text:p>
                    </text:list-item>
                    <text:list-item>
                      <text:p text:style-name="P13">UNDO MOVES</text:p>
                    </text:list-item>
                    <text:list-item>
                      <text:p text:style-name="P11">VALID MOVES</text:p>
                    </text:list-item>
                    <text:list-item>
                      <text:p text:style-name="P14">RECOGNIZE CHECKS AND CHECKMATE AND STALEMATES (TO FINISH THE GAME)</text:p>
                    </text:list-item>
                    <text:list-item>
                      <text:p text:style-name="P11">GENERATING ALL POSSIBLE MOVES</text:p>
                    </text:list-item>
                    <text:list-item>
                      <text:p text:style-name="P11">MOVE ANIMATION</text:p>
                    </text:list-item>
                    <text:list-item>
                      <text:p text:style-name="P11">VALID MOVE HIGHLIGHTING FEATURE</text:p>
                    </text:list-item>
                    <text:list-item>
                      <text:p text:style-name="P11">RANDOM MOVE AI (NO OTHER PLAYER REQUIRED )</text:p>
                    </text:list-item>
                    <text:list-item>
                      <text:p text:style-name="P11">IMPLEMENTING MIN-MAX ALGORITHM FOR IMPROVEMENT OF RANDOM MOVES <text:tab/><text:tab/><text:tab/><text:tab/><text:tab/><text:tab/><text:tab/><text:tab/><text:tab/>(STRONG MOVE)</text:p>
                    </text:list-item>
                    <text:list-item>
                      <text:p text:style-name="P12">NEGAMAX AND ALPHA-BETA PRUNING <text:span text:style-name="T2">(IMPROVING STRENGTH OF ENGINE-BEST <text:s text:c="6"/><text:tab/><text:tab/><text:tab/><text:tab/><text:tab/><text:tab/><text:tab/>MOVES)</text:span></text:p>
                    </text:list-item>
                    <text:list-item>
                      <text:p text:style-name="P11"><text:s/>MOVE LOG DISPLAY</text:p>
                    </text:list-item>
                  </text:list>
                </text:list-item>
              </text:list>
            </text:list-item>
          </text:list>
        </text:list-header>
      </text:list>
      <text:p text:style-name="P5"/>
      <text:p text:style-name="P2"><text:s/></text:p>
      <text:p text:style-name="P5">PROGRAMMING LANGUAGE:</text:p>
      <text:p text:style-name="P5"><text:tab/>PYTHON</text:p>
      <text:p text:style-name="P5"/>
      <text:p text:style-name="P5"/>
      <text:p text:style-name="P7">DEPLOYMENT:</text:p>
      <text:p text:style-name="P7"><text:tab/>ANY MACHINE THAT CAN RUN PYTHON</text:p>
      <text:p text:style-name="P7"/>
      <text:p text:style-name="P7"/>
      <text:p text:style-name="P7"/>
      <text:p text:style-name="P7"/>
      <text:p text:style-name="P10">Name – Gurpreet Singh</text:p>
      <text:p text:style-name="P10">Roll no. 1801066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0:11:27.821148327</meta:creation-date>
    <dc:date>2021-03-24T16:09:51.190123325</dc:date>
    <meta:editing-duration>PT27M6S</meta:editing-duration>
    <meta:editing-cycles>10</meta:editing-cycles>
    <meta:generator>LibreOffice/6.4.2.2$Linux_X86_64 LibreOffice_project/4e471d8c02c9c90f512f7f9ead8875b57fcb1ec3</meta:generator>
    <meta:document-statistic meta:table-count="0" meta:image-count="0" meta:object-count="0" meta:page-count="1" meta:paragraph-count="29" meta:word-count="174" meta:character-count="1061" meta:non-whitespace-character-count="881"/>
  </office:meta>
</office:document-meta>
</file>